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NVASE_CARG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ENVAS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RANEL LIQUIDO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RANEL SOLIDO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ULTO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ONTENEDOR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MAQUINARIA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VARIOS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VAGONES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PIEZA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PAQUETES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TADOS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named-expressions>
        <table:named-range table:name="ENVASE_CARG" table:cell-range-address="ENVASE_CARG.$A$1:ENVASE_CARG.$B$11" table:base-cell-address="ENVASE_CARG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ww.intercambiosvirtuales.org</meta:initial-creator>
    <dc:creator>www.intercambiosvirtuales.org</dc:creator>
    <meta:creation-date>2019-12-12T00:46:47Z</meta:creation-date>
    <dc:date>2019-12-12T00:52:58Z</dc:date>
  </office:meta>
</office:document-meta>
</file>